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403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403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403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403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403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403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403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403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403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403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403in" fo:border="none" style:writing-mode="pag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403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403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403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403in" fo:border="none" style:writing-mode="page"/>
    </style:style>
    <style:style style:name="P1" style:family="paragraph" style:parent-style-name="Standard">
      <style:text-properties style:font-name="Calibri" fo:font-style="italic" officeooo:rsid="001b3dd7" officeooo:paragraph-rsid="001f75b4" style:font-style-asian="italic" style:font-style-complex="italic"/>
    </style:style>
    <style:style style:name="P2" style:family="paragraph" style:parent-style-name="Standard">
      <style:text-properties style:font-name="Calibri" officeooo:rsid="001b3dd7" officeooo:paragraph-rsid="001f75b4"/>
    </style:style>
    <style:style style:name="P3" style:family="paragraph" style:parent-style-name="Standard">
      <style:text-properties style:font-name="Calibri" fo:font-size="14pt" fo:font-weight="bold" officeooo:rsid="001b3dd7" officeooo:paragraph-rsid="001f75b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f75b4"/>
    </style:style>
    <style:style style:name="P5" style:family="paragraph" style:parent-style-name="Heading_20_1">
      <style:paragraph-properties fo:text-align="center" style:justify-single-word="false"/>
      <style:text-properties style:font-name="Calibri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Calibri" officeooo:paragraph-rsid="001d74e4"/>
    </style:style>
    <style:style style:name="P7" style:family="paragraph" style:parent-style-name="Standard">
      <style:text-properties style:font-name="Calibri" fo:font-weight="bold" officeooo:rsid="001b3dd7" officeooo:paragraph-rsid="001f75b4" style:font-weight-asian="bold" style:font-weight-complex="bold"/>
    </style:style>
    <style:style style:name="P8" style:family="paragraph" style:parent-style-name="Standard">
      <style:text-properties style:font-name="Calibri" fo:font-weight="bold" officeooo:rsid="001b3dd7" officeooo:paragraph-rsid="0024db6e" style:font-weight-asian="bold" style:font-weight-complex="bold"/>
    </style:style>
    <style:style style:name="P9" style:family="paragraph" style:parent-style-name="Standard">
      <style:text-properties style:font-name="Calibri" fo:font-weight="bold" officeooo:rsid="001b3dd7" officeooo:paragraph-rsid="00266745" style:font-weight-asian="bold" style:font-weight-complex="bold"/>
    </style:style>
    <style:style style:name="P10" style:family="paragraph" style:parent-style-name="Standard">
      <style:text-properties style:font-name="Calibri" fo:font-weight="bold" officeooo:rsid="001b3dd7" officeooo:paragraph-rsid="0026f3f7" style:font-weight-asian="bold" style:font-weight-complex="bold"/>
    </style:style>
    <style:style style:name="P11" style:family="paragraph" style:parent-style-name="Standard">
      <style:text-properties style:font-name="Calibri" fo:font-weight="bold" officeooo:rsid="001b3dd7" officeooo:paragraph-rsid="0028a160" style:font-weight-asian="bold" style:font-weight-complex="bold"/>
    </style:style>
    <style:style style:name="P12" style:family="paragraph" style:parent-style-name="Standard">
      <style:text-properties style:font-name="Calibri" fo:font-weight="bold" officeooo:rsid="001b3dd7" officeooo:paragraph-rsid="001d74e4" style:font-weight-asian="bold" style:font-weight-complex="bold"/>
    </style:style>
    <style:style style:name="P13" style:family="paragraph" style:parent-style-name="Standard">
      <style:text-properties style:font-name="Calibri" fo:font-weight="bold" officeooo:rsid="001c5188" officeooo:paragraph-rsid="001c5188" style:font-weight-asian="bold" style:font-weight-complex="bold"/>
    </style:style>
    <style:style style:name="P14" style:family="paragraph" style:parent-style-name="Standard">
      <style:text-properties style:font-name="Calibri" fo:font-style="italic" fo:font-weight="bold" officeooo:rsid="001b3dd7" officeooo:paragraph-rsid="001c5188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Calibri" fo:font-style="italic" fo:font-weight="bold" officeooo:rsid="001b3dd7" officeooo:paragraph-rsid="0026f3f7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Calibri" fo:font-style="italic" fo:font-weight="bold" officeooo:rsid="001b3dd7" officeooo:paragraph-rsid="0028a160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Calibri" fo:font-style="italic" officeooo:rsid="001b3dd7" officeooo:paragraph-rsid="0024db6e" style:font-style-asian="italic" style:font-style-complex="italic"/>
    </style:style>
    <style:style style:name="P18" style:family="paragraph" style:parent-style-name="Standard">
      <style:text-properties style:font-name="Calibri" fo:font-style="italic" officeooo:rsid="001b3dd7" officeooo:paragraph-rsid="00266745" style:font-style-asian="italic" style:font-style-complex="italic"/>
    </style:style>
    <style:style style:name="P19" style:family="paragraph" style:parent-style-name="Standard">
      <style:text-properties style:font-name="Calibri" fo:font-style="italic" officeooo:rsid="001b3dd7" officeooo:paragraph-rsid="001d74e4" style:font-style-asian="italic" style:font-style-complex="italic"/>
    </style:style>
    <style:style style:name="P20" style:family="paragraph" style:parent-style-name="Standard">
      <style:text-properties style:font-name="Calibri" fo:font-style="italic" officeooo:rsid="001b3dd7" officeooo:paragraph-rsid="0026f3f7" style:font-style-asian="italic" style:font-style-complex="italic"/>
    </style:style>
    <style:style style:name="P21" style:family="paragraph" style:parent-style-name="Standard">
      <style:text-properties style:font-name="Calibri" fo:font-style="italic" officeooo:rsid="001b3dd7" officeooo:paragraph-rsid="001b3dd7" style:font-style-asian="italic" style:font-style-complex="italic"/>
    </style:style>
    <style:style style:name="P22" style:family="paragraph" style:parent-style-name="Standard">
      <style:text-properties style:font-name="Calibri" fo:font-style="italic" officeooo:rsid="001b3dd7" officeooo:paragraph-rsid="0028a160" style:font-style-asian="italic" style:font-style-complex="italic"/>
    </style:style>
    <style:style style:name="P23" style:family="paragraph" style:parent-style-name="Standard">
      <style:text-properties style:font-name="Calibri" officeooo:rsid="001b3dd7" officeooo:paragraph-rsid="0024db6e"/>
    </style:style>
    <style:style style:name="P24" style:family="paragraph" style:parent-style-name="Standard">
      <style:text-properties style:font-name="Calibri" officeooo:rsid="001b3dd7" officeooo:paragraph-rsid="00266745"/>
    </style:style>
    <style:style style:name="P25" style:family="paragraph" style:parent-style-name="Standard">
      <style:text-properties style:font-name="Calibri" officeooo:rsid="001b3dd7" officeooo:paragraph-rsid="0026f3f7"/>
    </style:style>
    <style:style style:name="P26" style:family="paragraph" style:parent-style-name="Standard">
      <style:text-properties style:font-name="Calibri" officeooo:rsid="001b3dd7" officeooo:paragraph-rsid="0028a160"/>
    </style:style>
    <style:style style:name="P27" style:family="paragraph">
      <style:paragraph-properties fo:text-align="start"/>
      <style:text-properties style:text-line-through-style="none" style:text-line-through-type="none" fo:font-family="Calibri" style:font-style-name="Regular" style:font-family-generic="swiss" fo:font-size="12pt" fo:font-style="normal" style:text-underline-style="none"/>
    </style:style>
    <style:style style:name="P28" style:family="paragraph">
      <style:paragraph-properties fo:text-align="end"/>
      <style:text-properties fo:font-family="Calibri" style:font-style-name="Regular" style:font-family-generic="swiss" fo:font-size="12pt"/>
    </style:style>
    <style:style style:name="T1" style:family="text">
      <style:text-properties officeooo:rsid="001c51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c5188" style:font-size-asian="14pt" style:font-size-complex="14pt"/>
    </style:style>
    <style:style style:name="T5" style:family="text">
      <style:text-properties fo:font-size="14pt" officeooo:rsid="001d74e4" style:font-size-asian="14pt" style:font-size-complex="14pt"/>
    </style:style>
    <style:style style:name="T6" style:family="text">
      <style:text-properties officeooo:rsid="001d74e4"/>
    </style:style>
    <style:style style:name="T7" style:family="text">
      <style:text-properties fo:font-size="18.2000007629395pt" fo:font-weight="bold" officeooo:rsid="001d74e4" style:font-name-asian="Noto Sans CJK SC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1f75b4"/>
    </style:style>
    <style:style style:name="T9" style:family="text">
      <style:text-properties style:font-name="Calibri" fo:font-size="14pt" fo:font-weight="bold" officeooo:rsid="001b3dd7" style:font-size-asian="14pt" style:font-weight-asian="bold" style:font-size-complex="14pt" style:font-weight-complex="bold"/>
    </style:style>
    <style:style style:name="T10" style:family="text">
      <style:text-properties style:font-name="Calibri" fo:font-size="14pt" fo:font-weight="bold" officeooo:rsid="001f75b4" style:font-size-asian="14pt" style:font-weight-asian="bold" style:font-size-complex="14pt" style:font-weight-complex="bold"/>
    </style:style>
    <style:style style:name="gr1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Act One desc" form:control-implementation="ooo:com.sun.star.form.component.TextField" xml:id="control1" form:id="control1" form:current-value="A short description of what happens in act one.  An overview, if you will." form:value="A short description of what happens in act one.  An overview, if you will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S1 Desc" form:control-implementation="ooo:com.sun.star.form.component.TextField" xml:id="control2" form:id="control2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1S1 TLNUM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1S1 TS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S2 Desc" form:control-implementation="ooo:com.sun.star.form.component.TextField" xml:id="control5" form:id="control5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1S2 TLNUM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1S2 T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S3 Desc" form:control-implementation="ooo:com.sun.star.form.component.TextField" xml:id="control8" form:id="control8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1S3 TLNUM" form:control-implementation="ooo:com.sun.star.form.component.ListBox" xml:id="control9" form:id="control9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1S3 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S4 Desc" form:control-implementation="ooo:com.sun.star.form.component.TextField" xml:id="control11" form:id="control11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1S4 TLNUM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1S4 TS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1S5 Desc" form:control-implementation="ooo:com.sun.star.form.component.TextField" xml:id="control14" form:id="control14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1S5 TLNUM" form:control-implementation="ooo:com.sun.star.form.component.ListBox" xml:id="control15" form:id="control1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1S5 TS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ct One Notes" form:control-implementation="ooo:com.sun.star.form.component.TextField" xml:id="control17" form:id="control17" form:current-value="Notes for act one, plot points, and ideas" form:value="Notes for act one, plot points, and idea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ct Two desc" form:control-implementation="ooo:com.sun.star.form.component.TextField" xml:id="control18" form:id="control18" form:current-value="A short description of what happens in act two.  An overview, if you will." form:value="A short description of what happens in act two.  An overview, if you will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S1 Desc" form:control-implementation="ooo:com.sun.star.form.component.TextField" xml:id="control19" form:id="control19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2S1 TLNUM" form:control-implementation="ooo:com.sun.star.form.component.ListBox" xml:id="control20" form:id="control2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2S1 TS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S2 Desc" form:control-implementation="ooo:com.sun.star.form.component.TextField" xml:id="control22" form:id="control22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2S2 TLNUM" form:control-implementation="ooo:com.sun.star.form.component.ListBox" xml:id="control23" form:id="control2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2S2 TS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S3 Desc" form:control-implementation="ooo:com.sun.star.form.component.TextField" xml:id="control25" form:id="control25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2S3 TLNUM" form:control-implementation="ooo:com.sun.star.form.component.ListBox" xml:id="control26" form:id="control2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2S3 TS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S4 Desc" form:control-implementation="ooo:com.sun.star.form.component.TextField" xml:id="control28" form:id="control28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2S4 TLNUM" form:control-implementation="ooo:com.sun.star.form.component.ListBox" xml:id="control29" form:id="control29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2S4 TS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2S5 Desc" form:control-implementation="ooo:com.sun.star.form.component.TextField" xml:id="control31" form:id="control31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2S5 TLNUM" form:control-implementation="ooo:com.sun.star.form.component.ListBox" xml:id="control32" form:id="control3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2S5 TS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ct Two Notes" form:control-implementation="ooo:com.sun.star.form.component.TextField" xml:id="control34" form:id="control34" form:current-value="Notes for act two, plot points, and ideas" form:value="Notes for act two, plot points, and idea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ct Three desc" form:control-implementation="ooo:com.sun.star.form.component.TextField" xml:id="control35" form:id="control35" form:current-value="A short description of what happens in act two.  An overview, if you will." form:value="A short description of what happens in act two.  An overview, if you will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A3S1 Desc" form:control-implementation="ooo:com.sun.star.form.component.TextField" xml:id="control36" form:id="control36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3S1 TLNUM" form:control-implementation="ooo:com.sun.star.form.component.ListBox" xml:id="control37" form:id="control37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3S1 TS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S2 Desc" form:control-implementation="ooo:com.sun.star.form.component.TextField" xml:id="control39" form:id="control39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3S2 TLNUM" form:control-implementation="ooo:com.sun.star.form.component.ListBox" xml:id="control40" form:id="control4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3S2 TS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S3 Desc" form:control-implementation="ooo:com.sun.star.form.component.TextField" xml:id="control42" form:id="control42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3S3 TLNUM" form:control-implementation="ooo:com.sun.star.form.component.ListBox" xml:id="control43" form:id="control4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3S3 TS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S4 Desc" form:control-implementation="ooo:com.sun.star.form.component.TextField" xml:id="control45" form:id="control45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3S4 TLNUM" form:control-implementation="ooo:com.sun.star.form.component.ListBox" xml:id="control46" form:id="control4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3S4 TS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3S5 Desc" form:control-implementation="ooo:com.sun.star.form.component.TextField" xml:id="control48" form:id="control48" form:current-value="A short description" form:value="A short 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3S5 TLNUM" form:control-implementation="ooo:com.sun.star.form.component.ListBox" xml:id="control49" form:id="control49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8"/>
            <form:option form:label="9"/>
            <form:option form:label="10"/>
          </form:listbox>
          <form:text form:name="A3S5 TS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ct Three Notes" form:control-implementation="ooo:com.sun.star.form.component.TextField" xml:id="control51" form:id="control51" form:current-value="Notes for act three, plot points, and ideas" form:value="Notes for act three, plot points, and idea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ct One: Introduction Exposition and Inciting Incidents </text:h>
      <text:p text:style-name="P21"><draw:control text:anchor-type="as-char" svg:y="-0.1398in" draw:z-index="0" draw:name="Shape1" draw:style-name="gr3" draw:text-style-name="P27" svg:width="6.9004in" svg:height="0.3004in" draw:control="control1"/></text:p>
      <text:p text:style-name="P21"/>
      <table:table table:name="Table1" table:style-name="Table1">
        <table:table-column table:style-name="Table1.A"/>
        <table:table-column table:style-name="Table1.B"/>
        <table:table-row table:style-name="TableLine94646781215744">
          <table:table-cell table:style-name="Table1.A1" table:number-columns-spanned="2" office:value-type="string">
            <text:p text:style-name="P3">Scene One</text:p>
          </table:table-cell>
          <table:covered-table-cell/>
        </table:table-row>
        <table:table-row table:style-name="TableLine94646781237616">
          <table:table-cell table:style-name="Table1.A1" table:number-columns-spanned="2" office:value-type="string">
            <text:p text:style-name="P1"><draw:control text:anchor-type="as-char" draw:z-index="1" draw:name="Shape2" draw:style-name="gr2" draw:text-style-name="P27" svg:width="6.8004in" svg:height="0.3004in" draw:control="control2"/></text:p>
          </table:table-cell>
          <table:covered-table-cell/>
        </table:table-row>
        <table:table-row table:style-name="TableLine94646781237920">
          <table:table-cell table:style-name="Table1.A1" office:value-type="string">
            <text:p text:style-name="P2"><text:span text:style-name="T2">Tension Level: </text:span><text:span text:style-name="T2"><draw:control text:anchor-type="as-char" svg:y="-0.1492in" draw:z-index="2" draw:name="Shape3" draw:style-name="gr3" draw:text-style-name="P28" svg:width="2.0004in" svg:height="0.3004in" draw:control="control3"/></text:span></text:p>
          </table:table-cell>
          <table:table-cell table:style-name="Table1.A1" office:value-type="string">
            <text:p text:style-name="P7">Tension Sources: <draw:control text:anchor-type="as-char" draw:z-index="3" draw:name="Shape4" draw:style-name="gr2" draw:text-style-name="P27" svg:width="2.0004in" svg:height="0.3004in" draw:control="control4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646781241792">
          <table:table-cell table:style-name="Table2.A1" table:number-columns-spanned="2" office:value-type="string">
            <text:p text:style-name="P3">Scene <text:span text:style-name="T8">Two</text:span></text:p>
          </table:table-cell>
          <table:covered-table-cell/>
        </table:table-row>
        <table:table-row table:style-name="TableLine94646781248464">
          <table:table-cell table:style-name="Table2.A1" table:number-columns-spanned="2" office:value-type="string">
            <text:p text:style-name="P17"><draw:control text:anchor-type="as-char" draw:z-index="4" draw:name="Shape2_0" draw:style-name="gr2" draw:text-style-name="P27" svg:width="6.8004in" svg:height="0.3004in" draw:control="control5"/></text:p>
          </table:table-cell>
          <table:covered-table-cell/>
        </table:table-row>
        <table:table-row table:style-name="TableLine94646781248768">
          <table:table-cell table:style-name="Table2.A1" office:value-type="string">
            <text:p text:style-name="P23"><text:span text:style-name="T2">Tension Level:</text:span> <draw:control text:anchor-type="as-char" svg:y="-0.1492in" draw:z-index="5" draw:name="Shape3_0" draw:style-name="gr3" draw:text-style-name="P28" svg:width="2.0004in" svg:height="0.3004in" draw:control="control6"/></text:p>
          </table:table-cell>
          <table:table-cell table:style-name="Table2.A1" office:value-type="string">
            <text:p text:style-name="P8">Tension Sources: <draw:control text:anchor-type="as-char" draw:z-index="6" draw:name="Shape4_0" draw:style-name="gr2" draw:text-style-name="P27" svg:width="2.0004in" svg:height="0.3004in" draw:control="control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Line94646781250176">
          <table:table-cell table:style-name="Table3.A1" table:number-columns-spanned="2" office:value-type="string">
            <text:p text:style-name="P3">Scene <text:span text:style-name="T8">Three</text:span></text:p>
          </table:table-cell>
          <table:covered-table-cell/>
        </table:table-row>
        <table:table-row table:style-name="TableLine94646781256672">
          <table:table-cell table:style-name="Table3.A1" table:number-columns-spanned="2" office:value-type="string">
            <text:p text:style-name="P18"><draw:control text:anchor-type="as-char" draw:z-index="7" draw:name="Shape2_1" draw:style-name="gr2" draw:text-style-name="P27" svg:width="6.8004in" svg:height="0.3004in" draw:control="control8"/></text:p>
          </table:table-cell>
          <table:covered-table-cell/>
        </table:table-row>
        <table:table-row table:style-name="TableLine94646781256976">
          <table:table-cell table:style-name="Table3.A1" office:value-type="string">
            <text:p text:style-name="P24"><text:span text:style-name="T2">Tension Level:</text:span> <draw:control text:anchor-type="as-char" svg:y="-0.1492in" draw:z-index="8" draw:name="Shape3_1" draw:style-name="gr3" draw:text-style-name="P28" svg:width="2.0004in" svg:height="0.3004in" draw:control="control9"/></text:p>
          </table:table-cell>
          <table:table-cell table:style-name="Table3.A1" office:value-type="string">
            <text:p text:style-name="P9">Tension Sources: <draw:control text:anchor-type="as-char" draw:z-index="9" draw:name="Shape4_1" draw:style-name="gr2" draw:text-style-name="P27" svg:width="2.0004in" svg:height="0.3004in" draw:control="control10"/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Line94646781258384">
          <table:table-cell table:style-name="Table4.A1" table:number-columns-spanned="2" office:value-type="string">
            <text:p text:style-name="P4"><text:span text:style-name="T9">Scene </text:span><text:span text:style-name="T10">Four</text:span></text:p>
          </table:table-cell>
          <table:covered-table-cell/>
        </table:table-row>
        <table:table-row table:style-name="TableLine94646781265888">
          <table:table-cell table:style-name="Table4.A1" table:number-columns-spanned="2" office:value-type="string">
            <text:p text:style-name="P18"><draw:control text:anchor-type="as-char" draw:z-index="10" draw:name="Shape2_2" draw:style-name="gr2" draw:text-style-name="P27" svg:width="6.8004in" svg:height="0.3004in" draw:control="control11"/></text:p>
          </table:table-cell>
          <table:covered-table-cell/>
        </table:table-row>
        <table:table-row table:style-name="TableLine94646781266192">
          <table:table-cell table:style-name="Table4.A1" office:value-type="string">
            <text:p text:style-name="P24"><text:span text:style-name="T2">Tension Level:</text:span> <draw:control text:anchor-type="as-char" svg:y="-0.1492in" draw:z-index="11" draw:name="Shape3_2" draw:style-name="gr3" draw:text-style-name="P28" svg:width="2.0004in" svg:height="0.3004in" draw:control="control12"/></text:p>
          </table:table-cell>
          <table:table-cell table:style-name="Table4.A1" office:value-type="string">
            <text:p text:style-name="P9">Tension Sources: <draw:control text:anchor-type="as-char" draw:z-index="12" draw:name="Shape4_2" draw:style-name="gr2" draw:text-style-name="P27" svg:width="2.0004in" svg:height="0.3004in" draw:control="control13"/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Line94646781267600">
          <table:table-cell table:style-name="Table5.A1" table:number-columns-spanned="2" office:value-type="string">
            <text:p text:style-name="P3">Scene <text:span text:style-name="T8">Five</text:span></text:p>
          </table:table-cell>
          <table:covered-table-cell/>
        </table:table-row>
        <table:table-row table:style-name="TableLine94646781273808">
          <table:table-cell table:style-name="Table5.A1" table:number-columns-spanned="2" office:value-type="string">
            <text:p text:style-name="P18"><draw:control text:anchor-type="as-char" draw:z-index="13" draw:name="Shape2_3" draw:style-name="gr2" draw:text-style-name="P27" svg:width="6.8004in" svg:height="0.3004in" draw:control="control14"/></text:p>
          </table:table-cell>
          <table:covered-table-cell/>
        </table:table-row>
        <table:table-row table:style-name="TableLine94646781274112">
          <table:table-cell table:style-name="Table5.A1" office:value-type="string">
            <text:p text:style-name="P24"><text:span text:style-name="T2">Tension Level:</text:span> <draw:control text:anchor-type="as-char" svg:y="-0.1492in" draw:z-index="14" draw:name="Shape3_3" draw:style-name="gr3" draw:text-style-name="P28" svg:width="2.0004in" svg:height="0.3004in" draw:control="control15"/></text:p>
          </table:table-cell>
          <table:table-cell table:style-name="Table5.A1" office:value-type="string">
            <text:p text:style-name="P9">Tension Sources: <draw:control text:anchor-type="as-char" draw:z-index="15" draw:name="Shape4_3" draw:style-name="gr2" draw:text-style-name="P27" svg:width="2.0004in" svg:height="0.3004in" draw:control="control16"/></text:p>
          </table:table-cell>
        </table:table-row>
      </table:table>
      <text:p text:style-name="P13"><text:span text:style-name="T3">Other Notes for Act One:</text:span></text:p>
      <text:p text:style-name="P14"><draw:control text:anchor-type="as-char" draw:z-index="16" draw:name="Shape5" draw:style-name="gr1" draw:text-style-name="P27" svg:width="6.9004in" svg:height="1.8004in" draw:control="control17"/></text:p>
      <text:h text:style-name="P6" text:outline-level="1">Act <text:span text:style-name="T6">Two</text:span>: <text:span text:style-name="T7">Conflict and Escalation</text:span> </text:h>
      <text:p text:style-name="P20"><draw:control text:anchor-type="as-char" svg:y="-0.1398in" draw:z-index="17" draw:name="Shape1_0" draw:style-name="gr3" draw:text-style-name="P27" svg:width="6.9004in" svg:height="0.3004in" draw:control="control18"/></text:p>
      <text:p text:style-name="P20"/>
      <table:table table:name="Table6" table:style-name="Table6">
        <table:table-column table:style-name="Table6.A"/>
        <table:table-column table:style-name="Table6.B"/>
        <table:table-row table:style-name="TableLine94646781284640">
          <table:table-cell table:style-name="Table6.A1" table:number-columns-spanned="2" office:value-type="string">
            <text:p text:style-name="P3">Scene One</text:p>
          </table:table-cell>
          <table:covered-table-cell/>
        </table:table-row>
        <table:table-row table:style-name="TableLine94646781295424">
          <table:table-cell table:style-name="Table6.A1" table:number-columns-spanned="2" office:value-type="string">
            <text:p text:style-name="P20"><draw:control text:anchor-type="as-char" draw:z-index="18" draw:name="Shape2_4" draw:style-name="gr2" draw:text-style-name="P27" svg:width="6.8004in" svg:height="0.3004in" draw:control="control19"/></text:p>
          </table:table-cell>
          <table:covered-table-cell/>
        </table:table-row>
        <table:table-row table:style-name="TableLine94646781295728">
          <table:table-cell table:style-name="Table6.A1" office:value-type="string">
            <text:p text:style-name="P25"><text:span text:style-name="T2">Tension Level:</text:span> <draw:control text:anchor-type="as-char" svg:y="-0.1492in" draw:z-index="19" draw:name="Shape3_4" draw:style-name="gr3" draw:text-style-name="P28" svg:width="2.0004in" svg:height="0.3004in" draw:control="control20"/></text:p>
          </table:table-cell>
          <table:table-cell table:style-name="Table6.A1" office:value-type="string">
            <text:p text:style-name="P10">Tension Sources: <draw:control text:anchor-type="as-char" draw:z-index="20" draw:name="Shape4_4" draw:style-name="gr2" draw:text-style-name="P27" svg:width="2.0004in" svg:height="0.3004in" draw:control="control21"/>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row table:style-name="TableLine94646781297136">
          <table:table-cell table:style-name="Table7.A1" table:number-columns-spanned="2" office:value-type="string">
            <text:p text:style-name="P3">Scene <text:span text:style-name="T8">Two</text:span></text:p>
          </table:table-cell>
          <table:covered-table-cell/>
        </table:table-row>
        <table:table-row table:style-name="TableLine94646781303504">
          <table:table-cell table:style-name="Table7.A1" table:number-columns-spanned="2" office:value-type="string">
            <text:p text:style-name="P20"><draw:control text:anchor-type="as-char" draw:z-index="21" draw:name="Shape2_5" draw:style-name="gr2" draw:text-style-name="P27" svg:width="6.8004in" svg:height="0.3004in" draw:control="control22"/></text:p>
          </table:table-cell>
          <table:covered-table-cell/>
        </table:table-row>
        <table:table-row table:style-name="TableLine94646781303808">
          <table:table-cell table:style-name="Table7.A1" office:value-type="string">
            <text:p text:style-name="P25"><text:span text:style-name="T2">Tension Level:</text:span> <draw:control text:anchor-type="as-char" svg:y="-0.1492in" draw:z-index="22" draw:name="Shape3_5" draw:style-name="gr3" draw:text-style-name="P28" svg:width="2.0004in" svg:height="0.3004in" draw:control="control23"/></text:p>
          </table:table-cell>
          <table:table-cell table:style-name="Table7.A1" office:value-type="string">
            <text:p text:style-name="P10">Tension Sources: <draw:control text:anchor-type="as-char" draw:z-index="23" draw:name="Shape4_5" draw:style-name="gr2" draw:text-style-name="P27" svg:width="2.0004in" svg:height="0.3004in" draw:control="control24"/>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Line94646781305216">
          <table:table-cell table:style-name="Table8.A1" table:number-columns-spanned="2" office:value-type="string">
            <text:p text:style-name="P3">Scene <text:span text:style-name="T8">Three</text:span></text:p>
          </table:table-cell>
          <table:covered-table-cell/>
        </table:table-row>
        <table:table-row table:style-name="TableLine94646781311712">
          <table:table-cell table:style-name="Table8.A1" table:number-columns-spanned="2" office:value-type="string">
            <text:p text:style-name="P20"><draw:control text:anchor-type="as-char" draw:z-index="24" draw:name="Shape2_6" draw:style-name="gr2" draw:text-style-name="P27" svg:width="6.8004in" svg:height="0.3004in" draw:control="control25"/></text:p>
          </table:table-cell>
          <table:covered-table-cell/>
        </table:table-row>
        <table:table-row table:style-name="TableLine94646781312016">
          <table:table-cell table:style-name="Table8.A1" office:value-type="string">
            <text:p text:style-name="P25"><text:span text:style-name="T2">Tension Level:</text:span> <draw:control text:anchor-type="as-char" svg:y="-0.1492in" draw:z-index="25" draw:name="Shape3_6" draw:style-name="gr3" draw:text-style-name="P28" svg:width="2.0004in" svg:height="0.3004in" draw:control="control26"/></text:p>
          </table:table-cell>
          <table:table-cell table:style-name="Table8.A1" office:value-type="string">
            <text:p text:style-name="P10">Tension Sources: <draw:control text:anchor-type="as-char" draw:z-index="26" draw:name="Shape4_6" draw:style-name="gr2" draw:text-style-name="P27" svg:width="2.0004in" svg:height="0.3004in" draw:control="control27"/></text:p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 table:style-name="TableLine94646781313424">
          <table:table-cell table:style-name="Table9.A1" table:number-columns-spanned="2" office:value-type="string">
            <text:p text:style-name="P4"><text:span text:style-name="T9">Scene </text:span><text:span text:style-name="T10">Four</text:span></text:p>
          </table:table-cell>
          <table:covered-table-cell/>
        </table:table-row>
        <table:table-row table:style-name="TableLine94646781320272">
          <table:table-cell table:style-name="Table9.A1" table:number-columns-spanned="2" office:value-type="string">
            <text:p text:style-name="P20"><draw:control text:anchor-type="as-char" draw:z-index="27" draw:name="Shape2_7" draw:style-name="gr2" draw:text-style-name="P27" svg:width="6.8004in" svg:height="0.3004in" draw:control="control28"/></text:p>
          </table:table-cell>
          <table:covered-table-cell/>
        </table:table-row>
        <table:table-row table:style-name="TableLine94646781320576">
          <table:table-cell table:style-name="Table9.A1" office:value-type="string">
            <text:p text:style-name="P25"><text:span text:style-name="T2">Tension Level:</text:span> <draw:control text:anchor-type="as-char" svg:y="-0.1492in" draw:z-index="28" draw:name="Shape3_7" draw:style-name="gr3" draw:text-style-name="P28" svg:width="2.0004in" svg:height="0.3004in" draw:control="control29"/></text:p>
          </table:table-cell>
          <table:table-cell table:style-name="Table9.A1" office:value-type="string">
            <text:p text:style-name="P10">Tension Sources: <draw:control text:anchor-type="as-char" draw:z-index="29" draw:name="Shape4_7" draw:style-name="gr2" draw:text-style-name="P27" svg:width="2.0004in" svg:height="0.3004in" draw:control="control30"/>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Line94646781321984">
          <table:table-cell table:style-name="Table10.A1" table:number-columns-spanned="2" office:value-type="string">
            <text:p text:style-name="P3">Scene <text:span text:style-name="T8">Five</text:span></text:p>
          </table:table-cell>
          <table:covered-table-cell/>
        </table:table-row>
        <table:table-row table:style-name="TableLine94646781328224">
          <table:table-cell table:style-name="Table10.A1" table:number-columns-spanned="2" office:value-type="string">
            <text:p text:style-name="P20"><draw:control text:anchor-type="as-char" draw:z-index="30" draw:name="Shape2_8" draw:style-name="gr2" draw:text-style-name="P27" svg:width="6.8004in" svg:height="0.3004in" draw:control="control31"/></text:p>
          </table:table-cell>
          <table:covered-table-cell/>
        </table:table-row>
        <table:table-row table:style-name="TableLine94646781328528">
          <table:table-cell table:style-name="Table10.A1" office:value-type="string">
            <text:p text:style-name="P25"><text:span text:style-name="T2">Tension Level:</text:span> <draw:control text:anchor-type="as-char" svg:y="-0.1492in" draw:z-index="31" draw:name="Shape3_8" draw:style-name="gr3" draw:text-style-name="P28" svg:width="2.0004in" svg:height="0.3004in" draw:control="control32"/></text:p>
          </table:table-cell>
          <table:table-cell table:style-name="Table10.A1" office:value-type="string">
            <text:p text:style-name="P10">Tension Sources: <draw:control text:anchor-type="as-char" draw:z-index="32" draw:name="Shape4_8" draw:style-name="gr2" draw:text-style-name="P27" svg:width="2.0004in" svg:height="0.3004in" draw:control="control33"/></text:p>
          </table:table-cell>
        </table:table-row>
      </table:table>
      <text:p text:style-name="P12"><text:span text:style-name="T4">Other Notes for Act </text:span><text:span text:style-name="T5">Two</text:span><text:span text:style-name="T4">:</text:span></text:p>
      <text:p text:style-name="P15"><draw:control text:anchor-type="as-char" draw:z-index="33" draw:name="Shape5_0" draw:style-name="gr1" draw:text-style-name="P27" svg:width="6.9004in" svg:height="1.8004in" draw:control="control34"/></text:p>
      <text:h text:style-name="P6" text:outline-level="1">Act <text:span text:style-name="T6">Three</text:span>: <text:span text:style-name="T7">Resolution and Denouement</text:span> </text:h>
      <text:p text:style-name="P22"><draw:control text:anchor-type="as-char" svg:y="-0.1398in" draw:z-index="34" draw:name="Shape1_1" draw:style-name="gr3" draw:text-style-name="P27" svg:width="6.9004in" svg:height="0.3004in" draw:control="control35"/></text:p>
      <text:p text:style-name="P19"/>
      <table:table table:name="Table11" table:style-name="Table11">
        <table:table-column table:style-name="Table11.A"/>
        <table:table-column table:style-name="Table11.B"/>
        <table:table-row table:style-name="TableLine94646781403872">
          <table:table-cell table:style-name="Table11.A1" table:number-columns-spanned="2" office:value-type="string">
            <text:p text:style-name="P3">Scene One</text:p>
          </table:table-cell>
          <table:covered-table-cell/>
        </table:table-row>
        <table:table-row table:style-name="TableLine94646781411552">
          <table:table-cell table:style-name="Table11.A1" table:number-columns-spanned="2" office:value-type="string">
            <text:p text:style-name="P22"><draw:control text:anchor-type="as-char" draw:z-index="35" draw:name="Shape2_9" draw:style-name="gr2" draw:text-style-name="P27" svg:width="6.8004in" svg:height="0.3004in" draw:control="control36"/></text:p>
          </table:table-cell>
          <table:covered-table-cell/>
        </table:table-row>
        <table:table-row table:style-name="TableLine94646701297184">
          <table:table-cell table:style-name="Table11.A1" office:value-type="string">
            <text:p text:style-name="P26"><text:span text:style-name="T2">Tension Level:</text:span> <draw:control text:anchor-type="as-char" svg:y="-0.1492in" draw:z-index="36" draw:name="Shape3_9" draw:style-name="gr3" draw:text-style-name="P28" svg:width="2.0004in" svg:height="0.3004in" draw:control="control37"/></text:p>
          </table:table-cell>
          <table:table-cell table:style-name="Table11.A1" office:value-type="string">
            <text:p text:style-name="P11">Tension Sources: <draw:control text:anchor-type="as-char" draw:z-index="37" draw:name="Shape4_9" draw:style-name="gr2" draw:text-style-name="P27" svg:width="2.0004in" svg:height="0.3004in" draw:control="control38"/>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 table:style-name="TableLine94646701298144">
          <table:table-cell table:style-name="Table12.A1" table:number-columns-spanned="2" office:value-type="string">
            <text:p text:style-name="P3">Scene <text:span text:style-name="T8">Two</text:span></text:p>
          </table:table-cell>
          <table:covered-table-cell/>
        </table:table-row>
        <table:table-row table:style-name="TableLine94646691509712">
          <table:table-cell table:style-name="Table12.A1" table:number-columns-spanned="2" office:value-type="string">
            <text:p text:style-name="P22"><draw:control text:anchor-type="as-char" draw:z-index="38" draw:name="Shape2_10" draw:style-name="gr2" draw:text-style-name="P27" svg:width="6.8004in" svg:height="0.3004in" draw:control="control39"/></text:p>
          </table:table-cell>
          <table:covered-table-cell/>
        </table:table-row>
        <table:table-row table:style-name="TableLine94646691510016">
          <table:table-cell table:style-name="Table12.A1" office:value-type="string">
            <text:p text:style-name="P26"><text:span text:style-name="T2">Tension Level:</text:span> <draw:control text:anchor-type="as-char" svg:y="-0.1492in" draw:z-index="39" draw:name="Shape3_10" draw:style-name="gr3" draw:text-style-name="P28" svg:width="2.0004in" svg:height="0.3004in" draw:control="control40"/></text:p>
          </table:table-cell>
          <table:table-cell table:style-name="Table12.A1" office:value-type="string">
            <text:p text:style-name="P11">Tension Sources: <draw:control text:anchor-type="as-char" draw:z-index="40" draw:name="Shape4_10" draw:style-name="gr2" draw:text-style-name="P27" svg:width="2.0004in" svg:height="0.3004in" draw:control="control41"/></text:p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row table:style-name="TableLine94646691511424">
          <table:table-cell table:style-name="Table13.A1" table:number-columns-spanned="2" office:value-type="string">
            <text:p text:style-name="P3">Scene <text:span text:style-name="T8">Three</text:span></text:p>
          </table:table-cell>
          <table:covered-table-cell/>
        </table:table-row>
        <table:table-row table:style-name="TableLine94646691517936">
          <table:table-cell table:style-name="Table13.A1" table:number-columns-spanned="2" office:value-type="string">
            <text:p text:style-name="P22"><draw:control text:anchor-type="as-char" draw:z-index="41" draw:name="Shape2_11" draw:style-name="gr2" draw:text-style-name="P27" svg:width="6.8004in" svg:height="0.3004in" draw:control="control42"/></text:p>
          </table:table-cell>
          <table:covered-table-cell/>
        </table:table-row>
        <table:table-row table:style-name="TableLine94646691518240">
          <table:table-cell table:style-name="Table13.A1" office:value-type="string">
            <text:p text:style-name="P26"><text:span text:style-name="T2">Tension Level:</text:span> <draw:control text:anchor-type="as-char" svg:y="-0.1492in" draw:z-index="42" draw:name="Shape3_11" draw:style-name="gr3" draw:text-style-name="P28" svg:width="2.0004in" svg:height="0.3004in" draw:control="control43"/></text:p>
          </table:table-cell>
          <table:table-cell table:style-name="Table13.A1" office:value-type="string">
            <text:p text:style-name="P11">Tension Sources: <draw:control text:anchor-type="as-char" draw:z-index="43" draw:name="Shape4_11" draw:style-name="gr2" draw:text-style-name="P27" svg:width="2.0004in" svg:height="0.3004in" draw:control="control44"/>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 table:style-name="TableLine94646691519648">
          <table:table-cell table:style-name="Table14.A1" table:number-columns-spanned="2" office:value-type="string">
            <text:p text:style-name="P4"><text:span text:style-name="T9">Scene </text:span><text:span text:style-name="T10">Four</text:span></text:p>
          </table:table-cell>
          <table:covered-table-cell/>
        </table:table-row>
        <table:table-row table:style-name="TableLine94646691526512">
          <table:table-cell table:style-name="Table14.A1" table:number-columns-spanned="2" office:value-type="string">
            <text:p text:style-name="P22"><draw:control text:anchor-type="as-char" draw:z-index="44" draw:name="Shape2_12" draw:style-name="gr2" draw:text-style-name="P27" svg:width="6.8004in" svg:height="0.3004in" draw:control="control45"/></text:p>
          </table:table-cell>
          <table:covered-table-cell/>
        </table:table-row>
        <table:table-row table:style-name="TableLine94646691526816">
          <table:table-cell table:style-name="Table14.A1" office:value-type="string">
            <text:p text:style-name="P26"><text:span text:style-name="T2">Tension Level:</text:span> <draw:control text:anchor-type="as-char" svg:y="-0.1492in" draw:z-index="45" draw:name="Shape3_12" draw:style-name="gr3" draw:text-style-name="P28" svg:width="2.0004in" svg:height="0.3004in" draw:control="control46"/></text:p>
          </table:table-cell>
          <table:table-cell table:style-name="Table14.A1" office:value-type="string">
            <text:p text:style-name="P11">Tension Sources: <draw:control text:anchor-type="as-char" draw:z-index="46" draw:name="Shape4_12" draw:style-name="gr2" draw:text-style-name="P27" svg:width="2.0004in" svg:height="0.3004in" draw:control="control47"/></text:p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 table:style-name="TableLine94646691528224">
          <table:table-cell table:style-name="Table15.A1" table:number-columns-spanned="2" office:value-type="string">
            <text:p text:style-name="P3">Scene <text:span text:style-name="T8">Five</text:span></text:p>
          </table:table-cell>
          <table:covered-table-cell/>
        </table:table-row>
        <table:table-row table:style-name="TableLine94646691534448">
          <table:table-cell table:style-name="Table15.A1" table:number-columns-spanned="2" office:value-type="string">
            <text:p text:style-name="P22"><draw:control text:anchor-type="as-char" draw:z-index="47" draw:name="Shape2_13" draw:style-name="gr2" draw:text-style-name="P27" svg:width="6.8004in" svg:height="0.3004in" draw:control="control48"/></text:p>
          </table:table-cell>
          <table:covered-table-cell/>
        </table:table-row>
        <table:table-row table:style-name="TableLine94646691534752">
          <table:table-cell table:style-name="Table15.A1" office:value-type="string">
            <text:p text:style-name="P26"><text:span text:style-name="T2">Tension Level:</text:span> <draw:control text:anchor-type="as-char" svg:y="-0.1492in" draw:z-index="48" draw:name="Shape3_13" draw:style-name="gr3" draw:text-style-name="P28" svg:width="2.0004in" svg:height="0.3004in" draw:control="control49"/></text:p>
          </table:table-cell>
          <table:table-cell table:style-name="Table15.A1" office:value-type="string">
            <text:p text:style-name="P11">Tension Sources: <draw:control text:anchor-type="as-char" draw:z-index="49" draw:name="Shape4_13" draw:style-name="gr2" draw:text-style-name="P27" svg:width="2.0004in" svg:height="0.3004in" draw:control="control50"/></text:p>
          </table:table-cell>
        </table:table-row>
      </table:table>
      <text:p text:style-name="P12"><text:span text:style-name="T4">Other Notes for Act </text:span><text:span text:style-name="T5">Three</text:span><text:span text:style-name="T4">:</text:span></text:p>
      <text:p text:style-name="P16"><draw:control text:anchor-type="as-char" draw:z-index="50" draw:name="Shape5_1" draw:style-name="gr1" draw:text-style-name="P27" svg:width="6.9004in" svg:height="1.8004in" draw:control="control5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6:39:35.380239918</meta:creation-date>
    <dc:date>2022-12-17T09:44:35.076190664</dc:date>
    <meta:editing-duration>PT9H17M33S</meta:editing-duration>
    <meta:editing-cycles>11</meta:editing-cycles>
    <meta:generator>LibreOffice/6.4.7.2$Linux_X86_64 LibreOffice_project/40$Build-2</meta:generator>
    <meta:document-statistic meta:table-count="15" meta:image-count="0" meta:object-count="0" meta:page-count="3" meta:paragraph-count="72" meta:word-count="122" meta:character-count="827" meta:non-whitespace-character-count="723"/>
  </office:meta>
</office:document-meta>
</file>